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__ General __</text:span></text:p>
      <text:p text:style-name="P1"><text:span text:style-name="T1"/></text:p>
      <text:p text:style-name="P1"><text:span text:style-name="T1">Abhorrent Artificer:37R3:11132G6:21191H3:22241FQ:</text:span></text:p>
      <text:p text:style-name="P1"><text:span text:style-name="T1">Amalia:38V1:11171BB:112CQF:11271SE:</text:span></text:p>
      <text:p text:style-name="P1"><text:span text:style-name="T1">Amalia (for cleaning Galv):3CUD:11201SE:11171SE:11171SE:</text:span></text:p>
      <text:p text:style-name="P1"><text:span text:style-name="T1">Aulier:36P2:11171BR:11131H3:2214HD:</text:span></text:p>
      <text:p text:style-name="P1"><text:span text:style-name="T1">Battery:594M:121AJR:1113JR:11141IO:</text:span></text:p>
      <text:p text:style-name="P1"><text:span text:style-name="T1">Bodhi Sunwayver:30SA:21171C8:1116143:ZL:</text:span></text:p>
      <text:p text:style-name="P1"><text:span text:style-name="T1">Bredda Tenderhide:30O5:122328:111821B:122A14D:</text:span></text:p>
      <text:p text:style-name="P1"><text:span text:style-name="T1">Bredda Tenderhide::122328:111821B:122A14D:</text:span></text:p>
      <text:p text:style-name="P1"><text:span text:style-name="T1">Challenge Post:2JJP:221316M:11181FS:212415R:</text:span></text:p>
      <text:p text:style-name="P1"><text:span text:style-name="T1">Challenge Post:2JJQ:1116143:11141IO:21231H3:</text:span></text:p>
      <text:p text:style-name="P1"><text:span text:style-name="T1">Challenge Post (Blingtron):2JK0:12271C8:112913U:11161CL:</text:span></text:p>
      <text:p text:style-name="P1"><text:span text:style-name="T1">Challenge Post (Brutus) - update with mechanical dragon:2JJM:11271BB:11281BB:112A1BB:</text:span></text:p>
      <text:p text:style-name="P1"><text:span text:style-name="T1">Challenge Post (Jahan):2JJR:122A14D:111AJR:111B2A:</text:span></text:p>
      <text:p text:style-name="P1"><text:span text:style-name="T1">Challenge Post (King):2JJO:222814S:211415R:211515R:</text:span></text:p>
      <text:p text:style-name="P1"><text:span text:style-name="T1">Challenge Post (Manos):2JK2:2224141:2224141:2224141:</text:span></text:p>
      <text:p text:style-name="P1"><text:span text:style-name="T1">Challenge Post (Mr Terrible):2JGD:2224NA:122414F:122414F:</text:span></text:p>
      <text:p text:style-name="P1"><text:span text:style-name="T1">Challenge Post (rockbiter):2JJU:1128BV:112CHM:122414F:</text:span></text:p>
      <text:p text:style-name="P1"><text:span text:style-name="T1">Challenge Post (Tirs):2JJT:12152AV:11182AH:11152AH:</text:span></text:p>
      <text:p text:style-name="P1"><text:span text:style-name="T1">Egcellent:30QK:21131H3:21191H3:21131H3:</text:span></text:p>
      <text:p text:style-name="P1"><text:span text:style-name="T1">Eleanor:2DS7:22101SE:22171SE:22171SE:</text:span></text:p>
      <text:p text:style-name="P1"><text:span text:style-name="T1">Erris the Collector:2OHJ:2126140:ZL:222A14D:</text:span></text:p>
      <text:p text:style-name="P1"><text:span text:style-name="T1">Erris the Collector:2OS8:12181MP:12181BB:121A1BB:</text:span></text:p>
      <text:p text:style-name="P1"><text:span text:style-name="T1">Erris the Collector (Enbi):2OS7:2126140:2126140:2126140:</text:span></text:p>
      <text:p text:style-name="P1"><text:span text:style-name="T1">Erris the Collector (Moon):2OS6:11181FS:11181DA:11261G1:</text:span></text:p>
      <text:p text:style-name="P1"><text:span text:style-name="T1">Erris the Collector (Nico):2OS9:1116143:1116143:1116143:</text:span></text:p>
      <text:p text:style-name="P1"><text:span text:style-name="T1">Grixis Tinypop:30QE:1116143:222A14E:ZL:</text:span></text:p>
      <text:p text:style-name="P1"><text:span text:style-name="T1">Helpful Spirit:381Q:21131H3:21131H3:111B2A:</text:span></text:p>
      <text:p text:style-name="P1"><text:span text:style-name="T1">Lil' Spirit Guide:30OD:111AJR:11152JM:11132G6:</text:span></text:p>
      <text:p text:style-name="P1"><text:span text:style-name="T1">Lio the Lioness (pole clear):2JDA:2224NA:122414F:122414F:</text:span></text:p>
      <text:p text:style-name="P1"><text:span text:style-name="T1">Master Tamer Flummox:2VDD:221316M:11181FS:212415R:</text:span></text:p>
      <text:p text:style-name="P1"><text:span text:style-name="T1">Menagerie Shopkeeper:3EQD:1118148:1118148:1118148:</text:span></text:p>
      <text:p text:style-name="P1"><text:span text:style-name="T1">Menagerie Shopkeeper:3EQE:11131J2:11164H:121349:</text:span></text:p>
      <text:p text:style-name="P1"><text:span text:style-name="T1">Nightwatcher Merayl:381O:221814S:2126140:12181SB:</text:span></text:p>
      <text:p text:style-name="P1"><text:span text:style-name="T1">Odrogg:3639:11271C8:ZL:ZL:</text:span></text:p>
      <text:p text:style-name="P1"><text:span text:style-name="T1">Pricklefury Hare:5OL5:11131H3:11191H3:111B2A:</text:span></text:p>
      <text:p text:style-name="P1"><text:span text:style-name="T1">Robert Craig:2VUU:12171BB:11133O:21133N:</text:span></text:p>
      <text:p text:style-name="P1"><text:span text:style-name="T1">Roots:30M9:1118148:1118148:1118148:</text:span></text:p>
      <text:p text:style-name="P1"><text:span text:style-name="T1">Sir Galveston:30RE:12281SB:112B2CO:ZL:</text:span></text:p>
      <text:p text:style-name="P1"><text:span text:style-name="T1">Sir Galveston (for cleaning):36OF:111B2A:111B2A:111B2A:</text:span></text:p>
      <text:p text:style-name="P1"><text:span text:style-name="T1">Slow Moe:363F:1113D1:1119CD:1115C3:</text:span></text:p>
      <text:p text:style-name="P1"><text:span text:style-name="T1">Splint Jr.:36OP:212415R:11161LA:11161LA:</text:span></text:p>
      <text:p text:style-name="P1"><text:span text:style-name="T1">Squirt:2DAB:21251F7:ZL:22231TB:</text:span></text:p>
      <text:p text:style-name="P1"><text:span text:style-name="T1">Stitches Jr.:2JLL:11271BB:11281BB:112A1BB:</text:span></text:p>
      <text:p text:style-name="P1"><text:span text:style-name="T1">The Beakinator:2JKR:122A14D:122814D:122814D:</text:span></text:p>
      <text:p text:style-name="P1"><text:span text:style-name="T1">Tiffany Nelson:2VGC:22231J2:11271BB:ZL:</text:span></text:p>
      <text:p text:style-name="P1"><text:span text:style-name="T1">Training with Durian:30MR:112CQF:ZL:2126140:P:::::3::N:Strategy added by Evil\nIs your Nexus Whelpling faster than Sunny?\nYes:: Tail Sweep =&gt; Arcane Storm =&gt; Mana Surge\nNo:: Arcane Storm =&gt; Mana Surge\nThen:: Tail Sweep until Nexus Whelpling dies\nBring in your Level Pet\nTurn 1: Swap to your Emerald Proto-Whelp\nTurns 2+: If Roots is not dead yet, use Emerald Bite until he is.\nBeaky comes in\nTurn 1: Ancient Blessing\nTurns 2-4: Emerald Dream\nTurn 5: Ancient Blessing\nTurns 6+: Emerald Bite until Beaky is dead\n</text:span></text:p>
      <text:p text:style-name="P1"><text:span text:style-name="T1">Unborn Val'kyr (Lummox clear):25FR:21131H3:212415R:12261OD:</text:span></text:p>
      <text:p text:style-name="P1"><text:span text:style-name="T1">Varenne:376A:11281MO:212C1K:1214227:</text:span></text:p>
      <text:p text:style-name="P1"><text:span text:style-name="T1">Vineyard Laborer:3AC3:1115HT:111AHG:1115HG:</text:span></text:p>
      <text:p text:style-name="P1"><text:span text:style-name="T1">Zolla:592A:21133N:21133O:21133O: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